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stroke-dash="Dash_20_2" svg:stroke-width="0cm" svg:stroke-color="#2f4047" draw:stroke-linejoin="round" svg:stroke-linecap="butt" draw:fill="solid" draw:fill-color="#ffffff" draw:textarea-horizontal-align="center" draw:textarea-vertical-align="middle"/>
    </style:style>
    <style:style style:name="gr2" style:family="graphic" style:parent-style-name="standard">
      <style:graphic-properties draw:stroke="solid" draw:stroke-dash="Dash_20_2" svg:stroke-width="0cm" svg:stroke-color="#323c40" draw:stroke-linejoin="none" svg:stroke-linecap="butt" draw:fill="solid" draw:fill-color="#b2b2b2" draw:textarea-horizontal-align="center" draw:textarea-vertical-align="middle"/>
    </style:style>
    <style:style style:name="gr3" style:family="graphic" style:parent-style-name="standard">
      <style:graphic-properties draw:stroke="solid" draw:stroke-dash="Dash_20_2" svg:stroke-width="0.053cm" svg:stroke-color="#3333ff" draw:marker-start-width="0.279cm" draw:marker-end-width="0.279cm" draw:stroke-linejoin="round" svg:stroke-linecap="butt" draw:textarea-horizontal-align="center" draw:textarea-vertical-align="middle" fo:padding-top="0.151cm" fo:padding-bottom="0.151cm" fo:padding-left="0.276cm" fo:padding-right="0.276cm"/>
    </style:style>
    <style:style style:name="gr4" style:family="graphic" style:parent-style-name="standard">
      <style:graphic-properties draw:stroke="solid" draw:stroke-dash="Dash_20_2" svg:stroke-width="0cm" svg:stroke-color="#2f4047" draw:stroke-linejoin="none" svg:stroke-linecap="butt" draw:fill="solid" draw:fill-color="#323c40" draw:textarea-horizontal-align="center" draw:textarea-vertical-align="middle"/>
    </style:style>
    <style:style style:name="gr5" style:family="graphic" style:parent-style-name="standard">
      <style:graphic-properties draw:stroke="solid" draw:stroke-dash="Dash_20_2" svg:stroke-width="0cm" svg:stroke-color="#2f4047" draw:stroke-linejoin="none" svg:stroke-linecap="butt" draw:fill="solid" draw:fill-color="#666666" draw:textarea-horizontal-align="center" draw:textarea-vertical-align="middle"/>
    </style:style>
    <style:style style:name="gr6" style:family="graphic" style:parent-style-name="standard">
      <style:graphic-properties draw:stroke="solid" draw:stroke-dash="Dash_20_2" svg:stroke-width="0cm" svg:stroke-color="#00a3a7" draw:stroke-linejoin="round" svg:stroke-linecap="butt" draw:fill="solid" draw:fill-color="#ffffff" draw:textarea-horizontal-align="center" draw:textarea-vertical-align="middle"/>
    </style:style>
    <style:style style:name="gr7" style:family="graphic" style:parent-style-name="standard">
      <style:graphic-properties draw:stroke="solid" draw:stroke-dash="Dash_20_2" svg:stroke-width="0cm" svg:stroke-color="#2f4047" draw:stroke-linejoin="none" svg:stroke-linecap="butt" draw:fill="solid" draw:fill-color="#6666ff" draw:textarea-horizontal-align="center" draw:textarea-vertical-align="middle"/>
    </style:style>
    <style:style style:name="gr8" style:family="graphic" style:parent-style-name="standard">
      <style:graphic-properties draw:stroke="solid" draw:stroke-dash="Dash_20_2" svg:stroke-width="0cm" svg:stroke-color="#2f4047" draw:stroke-linejoin="round" svg:stroke-linecap="butt" draw:fill="solid" draw:fill-color="#666666" draw:textarea-horizontal-align="center" draw:textarea-vertical-align="middle"/>
    </style:style>
    <style:style style:name="gr9" style:family="graphic" style:parent-style-name="standard">
      <style:graphic-properties draw:stroke="solid" draw:stroke-dash="Dash_20_2" svg:stroke-width="0cm" svg:stroke-color="#2f4047" draw:stroke-linejoin="round" svg:stroke-linecap="butt" draw:textarea-horizontal-align="center" draw:textarea-vertical-align="middle"/>
    </style:style>
    <style:style style:name="gr10" style:family="graphic" style:parent-style-name="standard">
      <style:graphic-properties draw:stroke="solid" draw:stroke-dash="Dash_20_2" svg:stroke-width="0cm" svg:stroke-color="#323c40" draw:stroke-linejoin="none" svg:stroke-linecap="butt" draw:fill="solid" draw:fill-color="#666666" draw:textarea-horizontal-align="center" draw:textarea-vertical-align="middle"/>
    </style:style>
    <style:style style:name="gr11" style:family="graphic" style:parent-style-name="standard">
      <style:graphic-properties draw:stroke="solid" draw:stroke-dash="Dash_20_2" svg:stroke-width="0cm" svg:stroke-color="#323c40" draw:stroke-linejoin="none" svg:stroke-linecap="butt" draw:fill="solid" draw:fill-color="#6666ff" draw:textarea-horizontal-align="center" draw:textarea-vertical-align="middle"/>
    </style:style>
    <style:style style:name="gr12" style:family="graphic" style:parent-style-name="standard">
      <style:graphic-properties draw:stroke="solid" draw:stroke-dash="Dash_20_2" svg:stroke-width="0cm" svg:stroke-color="#323c40" draw:stroke-linejoin="round" svg:stroke-linecap="butt"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399cm" fo:min-width="1.264cm"/>
    </style:style>
    <style:style style:name="gr14" style:family="graphic" style:parent-style-name="standard">
      <style:graphic-properties draw:stroke="none" svg:stroke-color="#000000" draw:fill="none" draw:fill-color="#ffffff" draw:textarea-horizontal-align="left" draw:auto-grow-height="true" draw:auto-grow-width="true" fo:min-height="0.399cm" fo:min-width="1.78cm"/>
    </style:style>
    <style:style style:name="gr15" style:family="graphic" style:parent-style-name="standard">
      <style:graphic-properties draw:stroke="none" svg:stroke-color="#000000" draw:fill="none" draw:fill-color="#ffffff" draw:textarea-horizontal-align="left" draw:auto-grow-height="true" draw:auto-grow-width="true" fo:min-height="0.812cm" fo:min-width="2.123cm"/>
    </style:style>
    <style:style style:name="gr16" style:family="graphic" style:parent-style-name="standard">
      <style:graphic-properties draw:stroke="none" svg:stroke-color="#000000" draw:fill="none" draw:fill-color="#ffffff" draw:textarea-horizontal-align="left" draw:auto-grow-height="true" draw:auto-grow-width="true" fo:min-height="0.414cm" fo:min-width="2.416cm"/>
    </style:style>
    <style:style style:name="gr17" style:family="graphic" style:parent-style-name="standard">
      <style:graphic-properties draw:fill-color="#00ccff"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414cm" fo:min-width="2.238cm"/>
    </style:style>
    <style:style style:name="gr19" style:family="graphic" style:parent-style-name="standard">
      <style:graphic-properties draw:stroke="none" svg:stroke-color="#000000" draw:fill="none" draw:fill-color="#ffffff" draw:textarea-horizontal-align="left" draw:auto-grow-height="true" draw:auto-grow-width="true" fo:min-height="0.399cm" fo:min-width="1.352cm"/>
    </style:style>
    <style:style style:name="gr20" style:family="graphic" style:parent-style-name="standard">
      <style:graphic-properties draw:stroke="none" svg:stroke-color="#000000" draw:fill="none" draw:fill-color="#ffffff" draw:textarea-horizontal-align="left" draw:auto-grow-height="true" draw:auto-grow-width="true" fo:min-height="0.399cm" fo:min-width="1.53cm"/>
    </style:style>
    <style:style style:name="gr21" style:family="graphic" style:parent-style-name="standard">
      <style:graphic-properties svg:stroke-width="0.035cm" svg:stroke-color="#000000" draw:marker-start-width="0.252cm" draw:marker-end-width="0.252cm" draw:fill-color="#ffffff" draw:textarea-vertical-align="middle" fo:padding-top="0.142cm" fo:padding-bottom="0.142cm" fo:padding-left="0.267cm" fo:padding-right="0.267cm"/>
    </style:style>
    <style:style style:name="gr22" style:family="graphic" style:parent-style-name="objectwithoutfill">
      <style:graphic-properties svg:stroke-width="0.035cm" svg:stroke-color="#3333ff" draw:marker-start-width="0.252cm" draw:marker-end-width="0.252cm" draw:fill="none" draw:textarea-vertical-align="middle" fo:padding-top="0.142cm" fo:padding-bottom="0.142cm" fo:padding-left="0.267cm" fo:padding-right="0.267cm"/>
    </style:style>
    <style:style style:name="gr23" style:family="graphic" style:parent-style-name="standard">
      <style:graphic-properties draw:stroke="none" svg:stroke-color="#000000" draw:fill="none" draw:fill-color="#ffffff" draw:textarea-horizontal-align="left" draw:auto-grow-height="true" draw:auto-grow-width="true" fo:min-height="0.399cm" fo:min-width="0.18cm"/>
    </style:style>
    <style:style style:name="gr24" style:family="graphic" style:parent-style-name="standard">
      <style:graphic-properties draw:stroke="none" svg:stroke-color="#000000" draw:fill="none" draw:fill-color="#ffffff" draw:textarea-horizontal-align="left" draw:auto-grow-height="true" draw:auto-grow-width="true" fo:min-height="0.399cm" fo:min-width="0.447cm"/>
    </style:style>
    <style:style style:name="gr25" style:family="graphic" style:parent-style-name="standard">
      <style:graphic-properties draw:stroke="none" svg:stroke-color="#000000" draw:fill="none" draw:fill-color="#ffffff" draw:textarea-horizontal-align="left" draw:auto-grow-height="true" draw:auto-grow-width="true" fo:min-height="0.399cm" fo:min-width="0.976cm"/>
    </style:style>
    <style:style style:name="gr26" style:family="graphic" style:parent-style-name="standard">
      <style:graphic-properties draw:stroke="none" svg:stroke-color="#000000" draw:fill="none" draw:fill-color="#ffffff" draw:textarea-horizontal-align="left" draw:auto-grow-height="true" draw:auto-grow-width="true" fo:min-height="1.593cm" fo:min-width="2.462cm"/>
    </style:style>
    <style:style style:name="gr27" style:family="graphic" style:parent-style-name="standard">
      <style:graphic-properties draw:stroke="none" svg:stroke-color="#000000" draw:fill="none" draw:fill-color="#ffffff" draw:textarea-horizontal-align="left" draw:auto-grow-height="true" draw:auto-grow-width="true" fo:min-height="1.593cm" fo:min-width="3.139cm"/>
    </style:style>
    <style:style style:name="gr28" style:family="graphic" style:parent-style-name="standard">
      <style:graphic-properties draw:stroke="none" svg:stroke-color="#000000" draw:fill="none" draw:fill-color="#ffffff" draw:textarea-horizontal-align="left" draw:auto-grow-height="true" draw:auto-grow-width="true" fo:min-height="0.399cm" fo:min-width="1.7cm"/>
    </style:style>
    <style:style style:name="P1" style:family="paragraph">
      <style:paragraph-properties fo:text-align="center"/>
      <style:text-properties fo:font-family="'Times New Roman'" style:font-style-name="Italic" style:font-family-generic="roman" style:font-pitch="variable" fo:font-size="12pt" style:font-size-asian="12pt" style:font-size-complex="12pt"/>
    </style:style>
    <style:style style:name="P2" style:family="paragraph">
      <style:text-properties fo:font-family="'Times New Roman'" style:font-style-name="Italic" style:font-family-generic="roman" style:font-pitch="variable" fo:font-size="10pt" style:font-size-asian="10pt" style:font-size-complex="10pt"/>
    </style:style>
    <style:style style:name="P3" style:family="paragraph">
      <style:paragraph-properties fo:text-align="center"/>
    </style:style>
    <style:style style:name="P4" style:family="paragraph">
      <style:paragraph-properties fo:line-height="150%"/>
    </style:style>
    <style:style style:name="P5" style:family="paragraph">
      <style:paragraph-properties fo:line-height="150%"/>
      <style:text-properties fo:font-family="'Times New Roman'" style:font-style-name="Italic" style:font-family-generic="roman" style:font-pitch="variable" fo:font-size="10pt" style:font-size-asian="10pt" style:font-size-complex="10pt"/>
    </style:style>
    <style:style style:name="T1" style:family="text">
      <style:text-properties fo:font-family="'Times New Roman'" style:font-style-name="Italic" style:font-family-generic="roman" style:font-pitch="variable" fo:font-size="10pt" style:font-size-asian="10pt" style:font-size-complex="10pt"/>
    </style:style>
    <style:style style:name="T2" style:family="text">
      <style:text-properties style:text-position="super 58%" fo:font-family="'Times New Roman'" style:font-style-name="Italic" style:font-family-generic="roman" style:font-pitch="variable"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10.423cm" svg:height="14.448cm" svg:x="5.117cm" svg:y="5.064cm" svg:viewBox="0 0 10424 14449" svg:d="M0 0c3475 0 6949 0 10424 0 0 4816 0 9633 0 14449-3475 0-6949 0-10424 0 0-4816 0-9633 0-14449z">
          <text:p/>
        </draw:path>
        <draw:path draw:style-name="gr2" draw:text-style-name="P1" draw:layer="layout" svg:width="10.423cm" svg:height="1.333cm" svg:x="5.105cm" svg:y="17.337cm" svg:viewBox="0 0 10424 1334" svg:d="M25 785c200 0 950 25 2150-350s1150-375 2400-250c1249 100 1149 100 1774-50 600-175 2050-175 2900-25 875 150 750 125 1175 125 0 183 0 366 0 550-533-67-1500-150-1600-200s-900-150-2300 75c-1399 250-1574 100-2124 50s-450-250-2350 349c-775 250-1175 225-2050 275 8-183 17-366 25-549z">
          <text:p/>
        </draw:path>
        <draw:path draw:style-name="gr3" draw:text-style-name="P1" draw:layer="layout" svg:width="10.423cm" svg:height="0.824cm" svg:x="5.105cm" svg:y="17.621cm" svg:viewBox="0 0 10424 825" svg:d="M10424 250c-83 0-167 0-250 0-92-8-183-17-275-25-133-25-267-50-400-75-108-8-216-17-325-25-150-25-300-50-450-75-141-17-283-33-425-50-150 0-300 0-450 0s-300 0-450 0c-208 25-416 50-625 75-250 50-500 100-750 150-141 17-283 33-424 50-100 0-200 0-300 0-150-8-300-17-450-25-167-25-334-50-500-75-159-8-317-17-475-25-167 0-334 0-500 0-200 42-400 83-600 125-175 58-350 117-525 175-192 50-383 100-575 150-167 50-333 100-500 150-158 25-317 50-475 75-125 0-250 0-375 0-108 0-217 0-325 0">
          <text:p/>
        </draw:path>
        <draw:path draw:style-name="gr4" draw:text-style-name="P1" draw:layer="layout" svg:width="0.424cm" svg:height="0.349cm" svg:x="11.454cm" svg:y="8.922cm" svg:viewBox="0 0 425 350" svg:d="M425 175c-8 25-17 50-25 75-17 17-33 33-50 50s-33 33-50 50c-33 0-67 0-100 0-25 0-50 0-75 0-17-17-33-33-50-50s-33-33-50-50c-8-25-17-50-25-75 8-25 17-50 25-75 17-17 33-33 50-50 17-8 33-17 50-25 25-8 50-17 75-25 33 8 67 17 100 25 17 8 33 17 50 25 17 17 33 33 50 50 8 25 17 50 25 75z">
          <text:p/>
        </draw:path>
        <draw:path draw:style-name="gr5" draw:text-style-name="P1" draw:layer="layout" svg:width="1.599cm" svg:height="2.699cm" svg:x="9.13cm" svg:y="11.847cm" svg:viewBox="0 0 1600 2700" svg:d="M1350 0c-50 0-100 0-150 0-50 8-100 17-150 25-42 8-83 17-125 25-42 25-83 50-125 75-50 33-100 67-150 100-25 33-50 67-75 100-33 58-67 117-100 175-17 58-33 117-50 175-8 58-17 117-25 175 0 42 0 83 0 125 0 75 0 150 0 225 0 33 0 67 0 100-8 50-17 100-25 150-33 67-67 133-100 200-33 58-67 117-100 175-25 33-50 67-75 100-25 50-50 100-75 150-8 50-17 100-25 150 8 42 17 83 25 125 25 58 50 117 75 175 25 33 50 67 75 100 33 17 67 33 100 50 33 8 67 17 100 25 33 0 67 0 100 0 58-8 117-17 175-25 50-25 100-50 150-75 42-17 83-33 125-50 50-17 100-33 150-50 33-33 67-67 100-100 17-25 33-50 50-75 25-25 50-50 75-75 8-33 17-67 25-100-8-33-17-67-25-100-8-42-17-83-25-125s-17-83-25-125c-17-50-33-100-50-150-8-42-17-83-25-125 8-33 17-67 25-100 17-50 33-100 50-150 25-42 50-83 75-125 33-42 67-83 100-125 25-50 50-100 75-150 17-50 33-100 50-150 8-50 17-100 25-150 8-42 17-83 25-125-8-42-17-83-25-125s-17-83-25-125c-17-42-33-83-50-125-50-25-100-50-150-75z">
          <text:p/>
        </draw:path>
        <draw:path draw:style-name="gr5" draw:text-style-name="P1" draw:layer="layout" svg:width="1.399cm" svg:height="1.999cm" svg:x="12.129cm" svg:y="10.672cm" svg:viewBox="0 0 1400 2000" svg:d="M1225 0c-42 0-83 0-125 0-50 17-100 33-150 50-58 25-117 50-175 75-67 42-133 83-200 125-33 33-67 67-100 100-50 58-100 117-150 175-33 50-67 100-100 150-25 67-50 133-75 200-33 75-67 150-100 225-17 92-33 183-50 275 0 58 0 117 0 175 8 42 17 83 25 125 25 42 50 83 75 125 33 33 67 67 100 100 50 25 100 50 150 75 42 8 83 17 125 25 25 0 50 0 75 0 25-17 50-33 75-50 25-25 50-50 75-75 17-17 33-33 50-50 8-17 17-33 25-50s17-33 25-50c0-25 0-50 0-75s0-50 0-75c8-25 17-50 25-75 0-25 0-50 0-75 17-25 33-50 50-75 8-17 17-33 25-50s17-33 25-50c25-33 50-67 75-100 17-33 33-67 50-100 8-25 17-50 25-75 8-42 17-83 25-125 8-33 17-67 25-100 8-8 17-17 25-25 17-33 33-67 50-100 17-25 33-50 50-75 25-25 50-50 75-75 17-33 33-67 50-100 8-33 17-67 25-100 0-25 0-50 0-75-8-25-17-50-25-75-25-33-50-67-75-100-25-8-50-17-75-25z">
          <text:p/>
        </draw:path>
        <draw:polygon draw:style-name="gr6" draw:text-style-name="P1" draw:layer="layout" svg:width="0cm" svg:height="0cm" svg:x="9.93cm" svg:y="21.646cm" svg:viewBox="0 0 0 0" draw:points="0,0">
          <text:p/>
        </draw:polygon>
        <draw:path draw:style-name="gr7" draw:text-style-name="P1" draw:layer="layout" svg:width="6.723cm" svg:height="1.624cm" svg:x="6.63cm" svg:y="5.397cm" svg:viewBox="0 0 6724 1625" svg:d="M6274 250c-50-25-100-50-150-75-75-25-150-50-225-75-66-8-133-17-199-25-75-8-150-17-225-25-92-8-184-17-275-25-67-8-134-17-200-25-100 8-200 17-300 25-117 33-234 67-350 100-150 25-300 50-450 75-92 17-184 33-275 50-92 33-184 67-275 100-100 33-200 67-300 100-59 8-117 17-175 25-67 0-134 0-200 0-84 0-167 0-250 0-59-8-117-17-175-25-50-8-100-17-150-25-75-8-150-17-225-25-100 0-200 0-300 0-92-8-183-17-275-25-75-8-150-17-225-25s-150-17-225-25c-42 8-83 17-125 25-42 17-83 33-125 50-50 17-100 33-150 50-50 33-100 67-150 100-42 33-83 67-125 100-25 25-50 50-75 75-17 25-33 50-50 75s-33 50-50 75c0 33 0 67 0 100 0 25 0 50 0 75 8 17 17 33 25 50 8 33 17 67 25 100 17 25 33 50 50 75 33 25 67 50 100 75 33 17 67 33 100 50s67 33 100 50c50 17 100 33 150 50 42 17 83 33 125 50 50 8 100 17 150 25 58 17 117 33 175 50 67 0 133 0 200 0 50 0 100 0 150 0 75-17 150-33 225-50 75-8 150-17 225-25 50 0 100 0 150 0 66 0 133 0 200 0 66-8 133-17 200-25 66-17 133-33 200-50 58-8 116-17 175-25 41-17 83-33 125-50 66-17 133-33 200-50 58-25 116-50 175-75 50-8 100-17 150-25 83-8 166-17 250-25 66 0 133 0 200 0 91 8 183 17 275 25 58 0 116 0 175 0 50 8 100 17 150 25 66 25 133 50 200 75 83 17 166 33 250 50 58 17 116 33 175 50 75 8 150 17 225 25 50 8 100 17 150 25 50 0 100 0 150 0 66-8 133-17 199-25 50 8 100 17 150 25 84-8 167-17 250-25 50-17 100-33 150-50 42-8 84-17 125-25 34-17 67-33 100-50 25-25 50-50 75-75 17-25 34-50 50-75 9-33 17-67 25-100 9-33 17-67 25-100 0-25 0-50 0-75-8-25-16-50-25-75 0-25 0-50 0-75-16-33-33-67-50-100-16-33-33-67-50-100-25-25-50-50-75-75-16-25-33-50-50-75-16-17-33-33-50-50-16-25-33-50-50-75-33-17-66-33-100-50z">
          <text:p/>
        </draw:path>
        <draw:path draw:style-name="gr5" draw:text-style-name="P1" draw:layer="layout" svg:width="1.824cm" svg:height="12.048cm" svg:x="5.105cm" svg:y="5.747cm" svg:viewBox="0 0 1825 12049" svg:d="M25 0c67 117 133 233 200 350 92 217 183 433 275 650 42 133 83 267 125 400 50 183 100 367 150 550 58 258 117 517 175 775 8 133 17 266 25 400 8 100 17 200 25 300-17 141-33 283-50 425-50 191-100 383-150 575-17 175-33 350-50 525-17 100-33 200-50 300 17 150 33 300 50 450 42 133 83 266 125 400 83 191 167 383 250 575 58 108 117 216 175 325 42 100 83 200 125 300 42 83 83 166 125 250 33 75 67 150 100 225 25 75 50 150 75 225 17 83 33 166 50 250 8 66 17 133 25 200 8 50 17 100 25 150 0 58 0 116 0 175-17 58-33 116-50 174-17 67-33 134-50 200-25 75-50 150-75 225-33 67-67 134-100 200-58 125-117 250-175 375-25 42-50 84-75 125-33 67-67 134-100 200-25 75-50 150-75 225-25 84-50 167-75 250-25 100-50 200-75 300-17 50-33 100-50 150-50 84-100 167-150 250-50 75-100 150-150 225-75 67-150 134-225 200-50 25-100 50-150 75-42 25-83 50-125 75-33 9-67 17-100 25-8-2375-17-4749-25-7124 0-1417 0-2833 0-4250 0-133 0-267 0-400 8-92 17-183 25-275z">
          <text:p/>
        </draw:path>
        <draw:path draw:style-name="gr5" draw:text-style-name="P1" draw:layer="layout" svg:width="1.424cm" svg:height="10.848cm" svg:x="14.104cm" svg:y="6.097cm" svg:viewBox="0 0 1425 10849" svg:d="M1425 0c-67 8-133 17-200 25-58 17-117 33-175 50-100 25-200 50-300 75-58 33-117 67-175 100-42 25-83 50-125 75-42 50-83 100-125 150-33 42-67 83-100 125-25 50-50 100-75 150-25 58-50 117-75 175-17 117-33 233-50 350-8 92-17 183-25 275 8 133 17 267 25 400 25 108 50 217 75 325 67 108 133 217 200 325 67 67 133 133 200 200 58 67 117 133 175 200 17 41 33 83 50 125 25 58 50 116 75 175 25 133 50 266 75 400 17 141 33 283 50 425 8 125 17 250 25 375s17 250 25 375c-17 216-33 433-50 650-25 208-50 416-75 625-50 183-100 366-150 550-25 150-50 300-75 450-58 191-117 383-175 575-58 158-117 316-175 475-33 125-67 250-100 375-25 91-50 183-75 274-17 100-33 200-50 300-8 109-17 217-25 325 8 84 17 167 25 250 25 75 50 150 75 225 33 59 67 117 100 175 58 84 117 167 175 250 58 67 117 134 175 200 75 50 150 100 225 150 67 25 133 50 200 75 75 9 150 17 225 25 42 0 83 0 125 0 17 9 33 17 50 25 8 0 17 0 25 0 0-3616 0-7233 0-10849z">
          <text:p/>
        </draw:path>
        <draw:path draw:style-name="gr8" draw:text-style-name="P1" draw:layer="layout" svg:width="10.423cm" svg:height="1.049cm" svg:x="5.105cm" svg:y="18.446cm" svg:viewBox="0 0 10424 1050" svg:d="M10424 150c-142-25-283-50-425-75-167-25-333-50-500-75-150 0-300 0-450 0-108 0-216 0-325 0-100 0-200 0-300 0-108 0-216 0-325 0-158 17-316 33-475 50-166 25-333 50-500 75-83 8-166 17-250 25-83 8-166 17-250 25-50 8-100 17-150 25-58 0-116 0-175 0-108-8-216-17-325-25-100-8-200-17-299-25-159-25-317-50-475-75-92-8-184-17-275-25-109-8-217-17-325-25-67-8-134-17-200-25-84 0-167 0-250 0-100 17-200 33-300 50-92 17-184 33-275 50-42 8-84 17-125 25-117 17-234 33-350 50-125 33-250 67-375 100-84 8-167 17-250 25-92 8-184 17-275 25-117 8-234 17-350 25-125 8-250 17-375 25-125 0-250 0-375 0-117 8-233 17-350 25-92 17-183 33-275 50-58 17-117 33-175 50s-117 33-175 50c-33 17-67 33-100 50-8 150-17 300-25 450 3475 0 6949 0 10424 0 0-300 0-600 0-900z">
          <text:p/>
        </draw:path>
        <draw:path draw:style-name="gr9" draw:text-style-name="P1" draw:layer="layout" svg:width="0.099cm" svg:height="0.749cm" svg:x="5.93cm" svg:y="17.946cm" svg:viewBox="0 0 100 750" svg:d="M0 0c33 250 67 500 100 750">
          <text:p/>
        </draw:path>
        <draw:path draw:style-name="gr9" draw:text-style-name="P1" draw:layer="layout" svg:width="0.124cm" svg:height="0.649cm" svg:x="14.204cm" svg:y="17.396cm" svg:viewBox="0 0 125 650" svg:d="M125 0c-42 217-83 433-125 650">
          <text:p/>
        </draw:path>
        <draw:path draw:style-name="gr9" draw:text-style-name="P1" draw:layer="layout" svg:width="0cm" svg:height="0.124cm" svg:x="6.13cm" svg:y="20.246cm" svg:viewBox="0 0 0 125" svg:d="M0 125c0-42 0-83 0-125">
          <text:p/>
        </draw:path>
        <draw:path draw:style-name="gr9" draw:text-style-name="P1" draw:layer="layout" svg:width="0cm" svg:height="0.124cm" svg:x="6.805cm" svg:y="20.246cm" svg:viewBox="0 0 0 125" svg:d="M0 125c0-42 0-83 0-125">
          <text:p/>
        </draw:path>
        <draw:path draw:style-name="gr9" draw:text-style-name="P1" draw:layer="layout" svg:width="0cm" svg:height="0.124cm" svg:x="6.355cm" svg:y="20.246cm" svg:viewBox="0 0 0 125" svg:d="M0 125c0-42 0-83 0-125">
          <text:p/>
        </draw:path>
        <draw:path draw:style-name="gr9" draw:text-style-name="P1" draw:layer="layout" svg:width="0cm" svg:height="0.124cm" svg:x="5.905cm" svg:y="20.246cm" svg:viewBox="0 0 0 125" svg:d="M0 125c0-42 0-83 0-125">
          <text:p/>
        </draw:path>
        <draw:path draw:style-name="gr9" draw:text-style-name="P1" draw:layer="layout" svg:width="0cm" svg:height="0.124cm" svg:x="7.48cm" svg:y="20.246cm" svg:viewBox="0 0 0 125" svg:d="M0 125c0-42 0-83 0-125">
          <text:p/>
        </draw:path>
        <draw:path draw:style-name="gr9" draw:text-style-name="P1" draw:layer="layout" svg:width="0cm" svg:height="0.124cm" svg:x="7.255cm" svg:y="20.246cm" svg:viewBox="0 0 0 125" svg:d="M0 125c0-42 0-83 0-125">
          <text:p/>
        </draw:path>
        <draw:path draw:style-name="gr9" draw:text-style-name="P1" draw:layer="layout" svg:width="0cm" svg:height="0.124cm" svg:x="7.03cm" svg:y="20.246cm" svg:viewBox="0 0 0 125" svg:d="M0 125c0-42 0-83 0-125">
          <text:p/>
        </draw:path>
        <draw:path draw:style-name="gr9" draw:text-style-name="P1" draw:layer="layout" svg:width="0cm" svg:height="0.124cm" svg:x="6.58cm" svg:y="20.246cm" svg:viewBox="0 0 0 125" svg:d="M0 125c0-42 0-83 0-125">
          <text:p/>
        </draw:path>
        <draw:path draw:style-name="gr9" draw:text-style-name="P1" draw:layer="layout" svg:width="0cm" svg:height="0.124cm" svg:x="5.68cm" svg:y="20.246cm" svg:viewBox="0 0 0 125" svg:d="M0 125c0-42 0-83 0-125">
          <text:p/>
        </draw:path>
        <draw:path draw:style-name="gr9" draw:text-style-name="P1" draw:layer="layout" svg:width="0cm" svg:height="0.124cm" svg:x="5.455cm" svg:y="20.246cm" svg:viewBox="0 0 0 125" svg:d="M0 125c0-42 0-83 0-125">
          <text:p/>
        </draw:path>
        <draw:path draw:style-name="gr9" draw:text-style-name="P1" draw:layer="layout" svg:width="0cm" svg:height="0.124cm" svg:x="5.23cm" svg:y="20.246cm" svg:viewBox="0 0 0 125" svg:d="M0 125c0-42 0-83 0-125">
          <text:p/>
        </draw:path>
        <draw:path draw:style-name="gr9" draw:text-style-name="P1" draw:layer="layout" svg:width="2.249cm" svg:height="0cm" svg:x="5.23cm" svg:y="20.346cm" svg:viewBox="0 0 2250 0" svg:d="M0 0c750 0 1500 0 2250 0">
          <text:p/>
        </draw:path>
        <draw:polygon draw:style-name="gr6" draw:text-style-name="P1" draw:layer="layout" svg:width="0cm" svg:height="0cm" svg:x="9.68cm" svg:y="17.021cm" svg:viewBox="0 0 0 0" draw:points="0,0">
          <text:p/>
        </draw:polygon>
        <draw:path draw:style-name="gr10" draw:text-style-name="P1" draw:layer="layout" svg:width="0.649cm" svg:height="0.478cm" svg:x="11.904cm" svg:y="20.271cm" svg:viewBox="0 0 650 479" svg:d="M0 275c0-75 100-150 150-150s100 0 150-50c25-50 100-75 175-75s175 25 175 75c0 75-25 175-125 225-100 75-175 150-250 175-75 0-125 25-175-50s-75-75-100-150z">
          <text:p/>
        </draw:path>
        <draw:path draw:style-name="gr11" draw:text-style-name="P1" draw:layer="layout" svg:width="0.55cm" svg:height="0.265cm" svg:x="11.953cm" svg:y="21.071cm" svg:viewBox="0 0 551 266" svg:d="M126 50c59 0 117 0 175 0 34-17 67-33 100-50 34 8 67 17 100 25 17 33 34 67 50 100-8 33-16 67-25 100-25 0-50 0-75 0-41-8-25-50-125-25-75 0-100 25-175 50-100 25-100 25-125-25-25-75-75-200 100-175z">
          <text:p/>
        </draw:path>
        <draw:path draw:style-name="gr2" draw:text-style-name="P1" draw:layer="layout" svg:width="0.693cm" svg:height="0.22cm" svg:x="11.891cm" svg:y="21.605cm" svg:viewBox="0 0 694 221" svg:d="M14 91c41-25 83-50 125-75 50 0 25-25 150 0 150 0 225-50 300 25 100 75 175 250 0 150-150-75-225-25-350-25-100 0-125 50-200 25s-17-66-25-100z">
          <text:p/>
        </draw:path>
        <draw:path draw:style-name="gr12" draw:text-style-name="P1" draw:layer="layout" svg:width="0.874cm" svg:height="0.149cm" svg:x="13.829cm" svg:y="17.621cm" svg:viewBox="0 0 875 150" svg:d="M875 150c-275-50-583-100-875-150">
          <text:p/>
        </draw:path>
        <draw:frame draw:style-name="gr13" draw:text-style-name="P2" draw:layer="layout" svg:width="1.764cm" svg:height="0.649cm" svg:x="7.604cm" svg:y="5.981cm">
          <draw:text-box>
            <text:p><text:span text:style-name="T1">h = 75 m</text:span></text:p>
          </draw:text-box>
        </draw:frame>
        <draw:frame draw:style-name="gr14" draw:text-style-name="P2" draw:layer="layout" svg:width="2.28cm" svg:height="0.649cm" svg:x="10.34cm" svg:y="5.826cm">
          <draw:text-box>
            <text:p><text:span text:style-name="T1">C = 0.0 mg/l</text:span></text:p>
          </draw:text-box>
        </draw:frame>
        <draw:frame draw:style-name="gr15" draw:text-style-name="P2" draw:layer="layout" svg:width="2.623cm" svg:height="1.063cm" svg:x="11.724cm" svg:y="8.97cm">
          <draw:text-box>
            <text:p><text:span text:style-name="T1">Q = 0.025 m</text:span><text:span text:style-name="T2">3</text:span><text:span text:style-name="T1">/s</text:span></text:p>
            <text:p><text:span text:style-name="T1">C= 1,000 mg/l</text:span></text:p>
          </draw:text-box>
        </draw:frame>
        <draw:frame draw:style-name="gr16" draw:text-style-name="P2" draw:layer="layout" svg:width="2.916cm" svg:height="0.665cm" svg:x="8.175cm" svg:y="15.195cm">
          <draw:text-box>
            <text:p><text:span text:style-name="T1">Q = -0.0001 m</text:span><text:span text:style-name="T2">3</text:span><text:span text:style-name="T1">/s</text:span></text:p>
          </draw:text-box>
        </draw:frame>
        <draw:circle draw:style-name="gr17" draw:text-style-name="P3" draw:layer="layout" svg:width="0.19cm" svg:height="0.19cm" svg:x="8.21cm" svg:y="15.599cm">
          <text:p/>
        </draw:circle>
        <draw:circle draw:style-name="gr17" draw:text-style-name="P3" draw:layer="layout" svg:width="0.19cm" svg:height="0.19cm" svg:x="10.081cm" svg:y="16.049cm">
          <text:p/>
        </draw:circle>
        <draw:frame draw:style-name="gr18" draw:text-style-name="P2" draw:layer="layout" svg:width="2.738cm" svg:height="0.665cm" svg:x="10.08cm" svg:y="15.922cm">
          <draw:text-box>
            <text:p><text:span text:style-name="T1">Q = -0.002 m</text:span><text:span text:style-name="T2">3</text:span><text:span text:style-name="T1">/s</text:span></text:p>
          </draw:text-box>
        </draw:frame>
        <draw:frame draw:style-name="gr19" draw:text-style-name="P2" draw:layer="layout" svg:width="1.852cm" svg:height="0.649cm" draw:transform="rotate (0.249582083035142) translate (5.522cm 17.459cm)">
          <draw:text-box>
            <text:p><text:span text:style-name="T1">h = 5.0 m</text:span></text:p>
          </draw:text-box>
        </draw:frame>
        <draw:frame draw:style-name="gr20" draw:text-style-name="P2" draw:layer="layout" svg:width="2.03cm" svg:height="0.649cm" draw:transform="rotate (-0.10663961729802) translate (13.359cm 16.691cm)">
          <draw:text-box>
            <text:p><text:span text:style-name="T1">h = 23.5 m</text:span></text:p>
          </draw:text-box>
        </draw:frame>
        <draw:circle draw:style-name="gr17" draw:text-style-name="P3" draw:layer="layout" svg:width="0.19cm" svg:height="0.19cm" svg:x="8.43cm" svg:y="20.24cm">
          <text:p/>
        </draw:circle>
        <draw:circle draw:style-name="gr21" draw:text-style-name="P3" draw:layer="layout" svg:width="0.19cm" svg:height="0.19cm" svg:x="11.119cm" svg:y="11.896cm">
          <text:p/>
        </draw:circle>
        <draw:circle draw:style-name="gr21" draw:text-style-name="P3" draw:layer="layout" svg:width="0.19cm" svg:height="0.19cm" svg:x="8.429cm" svg:y="20.812cm">
          <text:p/>
        </draw:circle>
        <draw:path draw:style-name="gr22" draw:text-style-name="P3" draw:layer="layout" svg:width="0.634cm" svg:height="0.055cm" svg:x="11.922cm" svg:y="21.701cm" svg:viewBox="0 0 635 56" svg:d="M0 56c318-127 635 0 635 0">
          <text:p/>
        </draw:path>
        <draw:frame draw:style-name="gr23" draw:text-style-name="P2" draw:layer="layout" svg:width="0.68cm" svg:height="0.649cm" svg:x="4.892cm" svg:y="19.732cm">
          <draw:text-box>
            <text:p><text:span text:style-name="T1">0</text:span></text:p>
          </draw:text-box>
        </draw:frame>
        <draw:frame draw:style-name="gr24" draw:text-style-name="P2" draw:layer="layout" svg:width="0.947cm" svg:height="0.649cm" svg:x="5.889cm" svg:y="19.732cm">
          <draw:text-box>
            <text:p><text:span text:style-name="T1">0.5</text:span></text:p>
          </draw:text-box>
        </draw:frame>
        <draw:frame draw:style-name="gr25" draw:text-style-name="P2" draw:layer="layout" svg:width="1.476cm" svg:height="0.649cm" svg:x="7.017cm" svg:y="19.732cm">
          <draw:text-box>
            <text:p><text:span text:style-name="T1">1.0 km</text:span></text:p>
          </draw:text-box>
        </draw:frame>
        <draw:frame draw:style-name="gr26" draw:text-style-name="P5" draw:layer="layout" svg:width="2.962cm" svg:height="1.843cm" svg:x="8.493cm" svg:y="19.985cm">
          <draw:text-box>
            <text:p text:style-name="P4"><text:span text:style-name="T1">Pumping Well</text:span></text:p>
            <text:p text:style-name="P4"><text:span text:style-name="T1">Observation Well</text:span></text:p>
            <text:p text:style-name="P4"><text:span text:style-name="T1">Disposal Pond</text:span></text:p>
          </draw:text-box>
        </draw:frame>
        <draw:path draw:style-name="gr4" draw:text-style-name="P1" draw:layer="layout" svg:width="0.202cm" svg:height="0.177cm" svg:x="8.429cm" svg:y="21.396cm" svg:viewBox="0 0 203 178" svg:d="M203 89c-4 13-8 25-12 38-8 9-16 17-24 26-8 8-16 16-24 25-15 0-32 0-47 0-12 0-24 0-36 0-8-9-16-17-24-25-8-9-16-17-24-26-4-13-8-25-12-38 4-13 8-25 12-38 8-9 16-17 24-26 8-4 16-8 24-12 12-4 24-9 36-13 15 4 32 9 47 13 8 4 16 8 24 12 8 9 16 17 24 26 4 13 8 25 12 38z">
          <text:p/>
        </draw:path>
        <draw:frame draw:style-name="gr27" draw:text-style-name="P5" draw:layer="layout" svg:width="3.639cm" svg:height="1.843cm" svg:x="12.474cm" svg:y="20.112cm">
          <draw:text-box>
            <text:p text:style-name="P4"><text:span text:style-name="T1">Impermeable Bedrock</text:span></text:p>
            <text:p text:style-name="P4"><text:span text:style-name="T1">Freshwater Lake</text:span></text:p>
            <text:p text:style-name="P4"><text:span text:style-name="T1">River</text:span></text:p>
          </draw:text-box>
        </draw:frame>
        <draw:frame draw:style-name="gr28" draw:text-style-name="P5" draw:layer="layout" svg:width="2.2cm" svg:height="0.649cm" svg:x="10.547cm" svg:y="19.542cm">
          <draw:text-box>
            <text:p text:style-name="P4"><text:span text:style-name="T1">Explanatio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1-12-30T15:06:34.78</dc:date>
    <dc:creator>Richard Winston</dc:creator>
    <meta:generator>OpenOffice/4.1.7$Win32 OpenOffice.org_project/417m1$Build-9800</meta:generator>
    <meta:editing-duration>PT47M17S</meta:editing-duration>
    <meta:editing-cycles>4</meta:editing-cycles>
    <meta:document-statistic meta:object-count="50"/>
  </office:meta>
</office:document-meta>
</file>